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демонстрационные ролики к статье об эвристики</text:h>
      <text:p text:style-name="Standard">крис касперски ака мыщъх</text:p>
      <text:p text:style-name="P1"/>
      <text:p text:style-name="P2"><text:span text:style-name="T1">серия из трех коротких роликов, снятых мыщъем под музыку готической группы с непечатным названием, но очаровательным женским вокалом, запечатлевших наиболее интересные и пикантные моменты работы (если это траханье можно назвать работой) с эвристиками, после которого сразу становится видно кто из них реально крут, а кто только гавкать на честные файлы умеет. показана рабочая обстановка "вирусоносного" компьютера мыщъх'а, а так же некоторые хитрые приемы работы с клавиатурой и макросами, позволяющими задвинуть в сторону мыщъх. впервые в живую продемонстрирована "хирургическая операция" в </text:span><text:span text:style-name="T3">PE</text:span><text:span text:style-name="T1">-файла в </text:span><text:span text:style-name="T3">hex</text:span><text:span text:style-name="T1">-редакторе от начала и до конца, что значительно упрощает ее повторение всеми остальными (поскольку, это моя первая мыщъх'ая мультимедийная презентация, то на измену не высаживаться и ногами не бить).</text:span></text:p>
      <text:h text:style-name="Heading_20_2" text:outline-level="2">epinlsi</text:h>
      <text:p text:style-name="P2">как используя один лишь <text:span text:style-name="T2">hiew</text:span> (пиво, клавиатура, и хвост не в счет!) и сосем не пользуясь мышью, задвинуть оригинальную точку входа <text:span text:style-name="T2">PE</text:span>-файла в последнюю секцию, не угробив при этом файл до полной потери работоспособности и проделав этот длинный путь в конце концов убедиться, что эвристикам такая странная точка входа совсем не нравится и они выдают желтый сигнал опасности;</text:p>
      <text:h text:style-name="Heading_20_2" text:outline-level="2">hiew32</text:h>
      <text:p text:style-name="P2">польза и вред от крутых упаковщиков исполняемых файлов и полиморфных протекторов. демонстрируется честный <text:span text:style-name="T2">hex</text:span>-редактор <text:span text:style-name="T2">hiew</text:span>.<text:span text:style-name="T2">exe</text:span>, используемых во всем мире, одна из версий которого была упакована <text:span text:style-name="T2">Viogen Crypt</text:span>'ом, весьма популярным в кругах создателей вирусов, поскольку, далеко не каждый антивирус с ним может справиться. вот они и начинают материться так, что у мыщъх'а хвост опускается.</text:p>
      <text:h text:style-name="Heading_20_2" text:outline-level="2">dwnl</text:h>
      <text:p text:style-name="P2">даже совершенно честная и безверная программа может случайно "наступить" на один из шаблонов, используемых эвристиками и тогда она попадает в капкан. эвристики не просто предупреждают о потенциальной опасности, но даже дают честной программе конкретные вирусные имена, что говорит об их (антивирусов) качестве, точнее о полном отсутствии таков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1-18T02:41:00</dc:date>
    <meta:editing-cycles>35</meta:editing-cycles>
    <meta:editing-duration>PT24M</meta:editing-duration>
    <meta:document-statistic meta:table-count="0" meta:image-count="0" meta:object-count="0" meta:page-count="1" meta:paragraph-count="9" meta:word-count="282" meta:character-count="2000" meta:non-whitespace-character-count="1727"/>
    <meta:generator>LibreOffice/5.1.4.2$Windows_x86 LibreOffice_project/f99d75f39f1c57ebdd7ffc5f42867c12031db97a</meta:generator>
  </office:meta>
</office:document-meta>
</file>